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ed38" officeooo:paragraph-rsid="0018ed38"/>
    </style:style>
    <style:style style:name="P2" style:family="paragraph" style:parent-style-name="Standard">
      <style:text-properties officeooo:rsid="0019a4a4" officeooo:paragraph-rsid="0019a4a4"/>
    </style:style>
    <style:style style:name="P3" style:family="paragraph" style:parent-style-name="Standard">
      <style:text-properties officeooo:rsid="0019a4a4" officeooo:paragraph-rsid="001a92e9"/>
    </style:style>
    <style:style style:name="P4" style:family="paragraph" style:parent-style-name="Standard">
      <style:text-properties officeooo:rsid="001a92e9" officeooo:paragraph-rsid="001a92e9"/>
    </style:style>
    <style:style style:name="P5" style:family="paragraph" style:parent-style-name="Standard">
      <style:text-properties officeooo:rsid="001bb2f2" officeooo:paragraph-rsid="001bb2f2"/>
    </style:style>
    <style:style style:name="P6" style:family="paragraph" style:parent-style-name="Standard">
      <style:text-properties officeooo:rsid="001d6f0b" officeooo:paragraph-rsid="001d6f0b"/>
    </style:style>
    <style:style style:name="P7" style:family="paragraph" style:parent-style-name="Standard">
      <style:text-properties officeooo:rsid="001f8ecb" officeooo:paragraph-rsid="001f8ecb"/>
    </style:style>
    <style:style style:name="T1" style:family="text">
      <style:text-properties officeooo:rsid="0019a4a4"/>
    </style:style>
    <style:style style:name="T2" style:family="text">
      <style:text-properties officeooo:rsid="001a92e9"/>
    </style:style>
    <style:style style:name="T3" style:family="text">
      <style:text-properties officeooo:rsid="001bb2f2"/>
    </style:style>
    <style:style style:name="T4" style:family="text">
      <style:text-properties officeooo:rsid="001d139d"/>
    </style:style>
    <style:style style:name="T5" style:family="text">
      <style:text-properties officeooo:rsid="001d6f0b"/>
    </style:style>
    <style:style style:name="T6" style:family="text">
      <style:text-properties officeooo:rsid="001f8e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wo months ago, I was writing to you almost twice every week, <text:span text:style-name="T1">awaiting a quick reply</text:span>. I have no idea what I <text:span text:style-name="T1">used to talk </text:span>about in my letters (I might be repeating myself for all I know), but I do know that it was about things I couldn't have said to you when we were face to face. The letters <text:span text:style-name="T1">b</text:span>ridg<text:span text:style-name="T1">ed</text:span> the gap between us back then – they allowed us to use written words and paragraphs to say what speech could not. </text:p>
      <text:p text:style-name="P1"/>
      <text:p text:style-name="P1">The frequency has decreased ever since, and plummeted to a nil when we became 'companions', as you might want to put it. And understandably so, for how and why would we write letters to someone we spend half our time with, and trust with all our secrets and fears when together? Why would I write to you when I could talk about anything when you lay your head upon my shoulder, while we look at the moon through the canopy above? A letter requires time and space for thought, it requires a writer's desire to express, and it requires things to be said that cannot be said by any other means. I had none of the above reasons <text:span text:style-name="T1">over the last couple of months. And I apologize, for I know how much a letter or the lack of it, means to you. </text:span></text:p>
      <text:p text:style-name="P1"/>
      <text:p text:style-name="P4">But now, I have reasons to write again. This is the last letter you might get from me in awhile, but there will be more coming, for over the summer, because I will have too much time on my hands, too many things to say to you and too many ways in which I'll miss you; and because this monologue on paper might be my only intimate conversation with you <text:span text:style-name="T4">for the next three months.</text:span></text:p>
      <text:p text:style-name="P1"/>
      <text:p text:style-name="P3">Sneha, it has <text:span text:style-name="T5">not been a great</text:span> semester for you, as far as academics and productivity are concerned, I know. There are many reasons why such a scenario occurred, <text:span text:style-name="T5">which definitely </text:span>includ<text:span text:style-name="T5">e</text:span> my presence <text:span text:style-name="T5">in your life</text:span>, but I will not get into th<text:span text:style-name="T2">em</text:span> - I'm sure you'll look into them and make sure you don't repeat them in second year. No, what I will <text:span text:style-name="T2">talk about is the present and the future. What I will </text:span>tell you is that you're special. You're a very talented and intuitive person, <text:span text:style-name="T2">Sneha, </text:span>and you're capable of achieving great heights. <text:span text:style-name="T2">There's something about you that stands out stubborn and strong and lets you bounce back from any adversity.</text:span> One bad semester will eat into your confidence, but it will not take that spark of yours away, <text:span text:style-name="T2">that energy and optimism within you that lights up the whole town. I believe that once you've had a break, and come back with a bird's eye view of things and are much more clear in your head about what you want, you will come back and achieve it. I believe that in terms of exams and accomplishments, it's a matter of when rather than if. I think that you will devote more time and attention to the tiny details that make up the big things, and get right back where you left it a year ago, chasing your dreams with passion once again. </text:span></text:p>
      <text:p text:style-name="P3"/>
      <text:p text:style-name="P3"><text:span text:style-name="T2">I believe that you will fly again, to heights no one has reached before, and it will be beautiful to watch.</text:span></text:p>
      <text:p text:style-name="P3"/>
      <text:p text:style-name="P5">I don't know where to start about things that I'll miss <text:span text:style-name="T5">about you, honey.</text:span> I'll miss your smile, the one that sets off firecrackers in my chest, I'll miss your head on my shoulder, I'll miss the touch of your fingers, the taste of your kiss, your hair flips, your <text:span text:style-name="T5">crazy moments, I'll miss conversations with you, our time on the stairs, the movies and the dinners, the auto rides and the lovely walks we used to have at night. Each time I look up at the sky to look at the stars, I'll miss you. </text:span></text:p>
      <text:p text:style-name="P3"/>
      <text:p text:style-name="P7">Sneha Nanavati, I love you.</text:p>
      <text:p text:style-name="P3"/>
      <text:p text:style-name="P6">But I don't want either of our summers to be bogged down by nostalgia and memories either. I want it to be a restart for us in all aspects of life, a new exciting beginning for things to come. I want us to learn what I didn't in DS and ITWS from the previous year, read more books, write more poetry, learn more about NLP or humanities, visit some old friends and make new ones. I want you to be happy and electric regularly again, maybe you could start a new project at Aarsh or CEH. Maybe you go on a vaction, watch cricket with your dad, learn driving with your mom, help your sister out with her book, and catch up with all the folks you were close to before college. <text:span text:style-name="T6">Maybe you could </text:span><text:soft-page-break/><text:span text:style-name="T6">start coding in Python, or explore WebDev. Maybe you could explore the topics in humanities, and their applications – like Berkman on GSoC. </text:span></text:p>
      <text:p text:style-name="P6"/>
      <text:p text:style-name="P7">Smile every time you miss me, love, and I promise I'll do the same.</text:p>
      <text:p text:style-name="P7"/>
      <text:p text:style-name="P7">There are many more things I want to talk about – but I think I'll leave them for a clearer mind and a future letter – like I said, I think I'll be writing quite a few of them over the coming weeks. In the meantime, honey, you take care. Pick up some abandoned coffee cups for me, and keep pinging me with emails even if I don't reply – I read every one of them. Keep your blue flag flying high (lol), and if you happen to meet Juan Mata, give him a hug from me too. You can relay his hug back to me when we meet again. </text:p>
      <text:p text:style-name="P7"/>
      <text:p text:style-name="P7">Till then, adieu.<text:span text:style-name="T3"> </text:span></text:p>
      <text:p text:style-name="P5"/>
      <text:p text:style-name="P5">Yours,</text:p>
      <text:p text:style-name="P5">As always,</text:p>
      <text:p text:style-name="P5">The Roman Horse</text:p>
      <text:p text:style-name="P5"/>
      <text:p text:style-name="P7">P.S: In case I forget to tell you – Sneha, my love, you look beautiful today. </text:p>
      <text:p text:style-name="P3"/>
      <text:p text:style-name="P3"><text:span text:style-name="T2"><text:s text:c="2"/></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4T06:14:20.650685293</meta:creation-date>
    <dc:date>2015-05-05T20:29:10.594705742</dc:date>
    <meta:editing-duration>P1DT13H57M26S</meta:editing-duration>
    <meta:editing-cycles>8</meta:editing-cycles>
    <meta:generator>LibreOffice/4.2.7.2$Linux_X86_64 LibreOffice_project/420m0$Build-2</meta:generator>
    <meta:document-statistic meta:table-count="0" meta:image-count="0" meta:object-count="0" meta:page-count="2" meta:paragraph-count="16" meta:word-count="961" meta:character-count="4967" meta:non-whitespace-character-count="4005"/>
  </office:meta>
</office:document-meta>
</file>